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9.368cm" fo:margin-left="0cm" fo:margin-top="0cm" fo:margin-bottom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4.128cm"/>
    </style:style>
    <style:style style:name="Table1.D" style:family="table-column">
      <style:table-column-properties style:column-width="3.544cm"/>
    </style:style>
    <style:style style:name="Table1.E" style:family="table-column">
      <style:table-column-properties style:column-width="3.097cm"/>
    </style:style>
    <style:style style:name="Table1.F" style:family="table-column">
      <style:table-column-properties style:column-width="3.0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9.844cm" fo:margin-left="0cm" fo:margin-top="0cm" fo:margin-bottom="0cm" table:align="left"/>
    </style:style>
    <style:style style:name="Table2.A" style:family="table-column">
      <style:table-column-properties style:column-width="1.453cm"/>
    </style:style>
    <style:style style:name="Table2.B" style:family="table-column">
      <style:table-column-properties style:column-width="4.789cm"/>
    </style:style>
    <style:style style:name="Table2.C" style:family="table-column">
      <style:table-column-properties style:column-width="13.6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3" style:family="table-row">
      <style:table-row-properties style:min-row-height="0.811cm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style:font-name-asian="Calibri1" style:font-size-asian="14pt" style:font-name-complex="Calibri1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officeooo:rsid="0004d9df" officeooo:paragraph-rsid="0004d9df" style:font-name-asian="Calibri1" style:font-size-asian="14pt" style:font-name-complex="Calibri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5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16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4pt" officeooo:paragraph-rsid="00046446" style:font-name-asian="Calibri1" style:font-size-asian="14pt" style:font-name-complex="Calibri1" style:font-size-complex="14pt"/>
    </style:style>
    <style:style style:name="P17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fo:font-weight="normal" style:font-name-asian="Calibri1" style:font-size-asian="14pt" style:font-weight-asian="normal" style:font-name-complex="Calibri1" style:font-size-complex="14pt" style:font-weight-complex="normal"/>
    </style:style>
    <style:style style:name="P21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2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3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align="justify" style:justify-single-word="false" fo:text-indent="-0.635cm" style:auto-text-indent="false"/>
      <style:text-properties fo:color="#1155cc" style:font-name="Calibri" fo:font-size="14pt" style:text-underline-style="solid" style:text-underline-width="auto" style:text-underline-color="font-color" fo:font-weight="bold" officeooo:rsid="0004d9df" officeooo:paragraph-rsid="0004d9df" style:font-name-asian="Calibri1" style:font-size-asian="14pt" style:font-weight-asian="bold" style:font-name-complex="Calibri1" style:font-size-complex="14pt"/>
    </style:style>
    <style:style style:name="P24" style:family="paragraph" style:parent-style-name="Standard" style:list-style-name="WWNum4">
      <style:paragraph-properties fo:margin-left="1.27cm" fo:margin-right="0cm" fo:margin-top="0.423cm" fo:margin-bottom="0cm" loext:contextual-spacing="false" fo:line-height="100%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T1" style:family="text">
      <style:text-properties style:font-name="Calibri" fo:font-size="14pt" style:font-name-asian="Calibri1" style:font-size-asian="14pt" style:font-name-complex="Calibri1" style:font-size-complex="14pt"/>
    </style:style>
    <style:style style:name="T2" style:family="text">
      <style:text-properties style:font-name="Calibri" fo:font-size="14pt" officeooo:rsid="0004d9df" style:font-name-asian="Calibri1" style:font-size-asian="14pt" style:font-name-complex="Calibri1" style:font-size-complex="14pt"/>
    </style:style>
    <style:style style:name="T3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4" style:family="text">
      <style:text-properties style:font-name="Calibri" fo:font-size="14pt" fo:font-weight="bold" officeooo:rsid="00046446" style:font-name-asian="Calibri1" style:font-size-asian="14pt" style:font-weight-asian="bold" style:font-name-complex="Calibri1" style:font-size-complex="14pt"/>
    </style:style>
    <style:style style:name="T5" style:family="text">
      <style:text-properties style:font-name="Calibri" fo:font-size="14pt" fo:font-weight="normal" officeooo:rsid="00046446" style:font-name-asian="Calibri1" style:font-size-asian="14pt" style:font-weight-asian="normal" style:font-name-complex="Calibri1" style:font-size-complex="14pt" style:font-weight-complex="normal"/>
    </style:style>
    <style:style style:name="T6" style:family="text">
      <style:text-properties officeooo:rsid="0004d9df"/>
    </style:style>
    <style:style style:name="T7" style:family="text">
      <style:text-properties style:text-position="super 58%"/>
    </style:style>
    <style:style style:name="T8" style:family="text">
      <style:text-properties officeooo:rsid="0006b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xperiment Project Documentation</text:p>
      <text:p text:style-name="P4">Introduction </text:p>
      <text:p text:style-name="P3">This <text:s/>document captures the technical details related to the experiment development.</text:p>
      <text:p text:style-name="P2"/>
      <text:p text:style-name="P4">Project </text:p>
      <text:p text:style-name="P1"><text:span text:style-name="T3">Domain Name : </text:span><text:span text:style-name="T1">Computer Science &amp; Engineering</text:span></text:p>
      <text:p text:style-name="P1"><text:span text:style-name="T3">Lab Name : <text:s/></text:span><text:span text:style-name="T5">Computer Organisation</text:span></text:p>
      <text:p text:style-name="P1"><text:span text:style-name="T3">Experiment Name: </text:span><text:span text:style-name="T5">Convert to JS(MIPS Assembly Language Programming-1)</text:span></text:p>
      <text:p text:style-name="P3"/>
      <text:p text:style-name="P15">A High Level Programming Language like C provides abstractions to program an underlying computing system. The following is a broad classification of various abstractions.</text:p>
      <text:p text:style-name="P15"><text:s/>Data Abstractions: Data Abstractions provide certain primitive data types like int, float, char etc. and a mechanism (like structures, arrays etc.) to hierarchilaly compose the primitive data types to create new abstract data types.</text:p>
      <text:p text:style-name="P16">Data Processing Abstractions: Data Processing Abstractions provide operations (like addition, multiplication, comparison etc.) which act on the primitive data types which can again be composed to act on user-defined data types.</text:p>
      <text:p text:style-name="P16">Control Abstractions: Control abstractions include language features like conditional/unconditional goto, if-then-else, for-loop, while-loop etc. A language which doesn't support at least one these Control Abstractions will not be Turing Complete which means there exists certain functions which are not computable using the language features alone.</text:p>
      <text:p text:style-name="P15">Procedural Abstraction: Procedures allows a user to define his/her own operation to act upon primitive or user defined data types. Further it allows modular development of programs enabling software readability, maintainability and efficiency also.</text:p>
      <text:p text:style-name="P15">More Abstractions: Object-oriented languages like C++ and Java provide features like classes, inheritance, polymorphism etc. Similary different langugages can provide different sets of abstraction depending upon their <text:soft-page-break/>design philosophy and utility.</text:p>
      <text:p text:style-name="P15">In this assignment and in the next few we shall learn how to implement these High Level Language Abstractions in the Assembly Language. There are 2 sets of assignments corresponding to MIPS and ARM Instruction Set Architectures (ISAs). Both MIPS and ARM ISA follow RISC philosophy.</text:p>
      <text:p text:style-name="P2"/>
      <text:p text:style-name="P4">Purpose of the project </text:p>
      <text:p text:style-name="P1"><text:span text:style-name="T1">The purpose of the project is to convert the </text:span><text:span text:style-name="T4">MIPS Assembly Parser</text:span><text:span text:style-name="T1"> experiment simulation from </text:span><text:span text:style-name="T3">Java</text:span><text:span text:style-name="T1"> to </text:span><text:span text:style-name="T3">Javascript</text:span><text:span text:style-name="T1">. </text:span></text:p>
      <text:p text:style-name="P4"/>
      <text:p text:style-name="P4">Project Developers Details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S.NO</text:p>
          </table:table-cell>
          <table:table-cell table:style-name="Table1.A1" office:value-type="string">
            <text:p text:style-name="P7">Names</text:p>
          </table:table-cell>
          <table:table-cell table:style-name="Table1.A1" office:value-type="string">
            <text:p text:style-name="P7">Year of Study </text:p>
          </table:table-cell>
          <table:table-cell table:style-name="Table1.A1" office:value-type="string">
            <text:p text:style-name="P7">Role</text:p>
          </table:table-cell>
          <table:table-cell table:style-name="Table1.A1" office:value-type="string">
            <text:p text:style-name="P7">Email-ID</text:p>
          </table:table-cell>
          <table:table-cell table:style-name="Table1.A1" office:value-type="string">
            <text:p text:style-name="P7">github handles</text:p>
          </table:table-cell>
        </table:table-row>
        <table:table-row table:style-name="Table1.1">
          <table:table-cell table:style-name="Table1.A1" office:value-type="string">
            <text:p text:style-name="P5">1.</text:p>
          </table:table-cell>
          <table:table-cell table:style-name="Table1.A1" office:value-type="string">
            <text:p text:style-name="P6">Yash Kudesia</text:p>
          </table:table-cell>
          <table:table-cell table:style-name="Table1.A1" office:value-type="string">
            <text:p text:style-name="P6">2<text:span text:style-name="T7">nd</text:span> year</text:p>
          </table:table-cell>
          <table:table-cell table:style-name="Table1.A1" office:value-type="string">
            <text:p text:style-name="P5">.</text:p>
          </table:table-cell>
          <table:table-cell table:style-name="Table1.A1" office:value-type="string">
            <text:p text:style-name="P6">yashkudesia@outlook.com</text:p>
          </table:table-cell>
          <table:table-cell table:style-name="Table1.A1" office:value-type="string">
            <text:p text:style-name="P6">Yash-Kudesia</text:p>
          </table:table-cell>
        </table:table-row>
      </table:table>
      <text:p text:style-name="P2"/>
      <text:p text:style-name="P4"/>
      <text:p text:style-name="P4"/>
      <text:p text:style-name="P4">Technologies and Libraries </text:p>
      <text:p text:style-name="P2">Technologies :</text:p>
      <text:list xml:id="list1132976157" text:style-name="WWNum2">
        <text:list-item>
          <text:p text:style-name="P21">HTML</text:p>
        </text:list-item>
        <text:list-item>
          <text:p text:style-name="P21">CSS</text:p>
        </text:list-item>
        <text:list-item>
          <text:p text:style-name="P21">Javascript</text:p>
        </text:list-item>
      </text:list>
      <text:p text:style-name="P2">Libraries : </text:p>
      <text:list xml:id="list427260305" text:style-name="WWNum1">
        <text:list-item>
          <text:p text:style-name="P23">FileSaverjs</text:p>
        </text:list-item>
      </text:list>
      <text:p text:style-name="P17">Development Environment</text:p>
      <text:p text:style-name="P12"><text:span text:style-name="T3">OS :</text:span><text:span text:style-name="T1"> </text:span><text:span text:style-name="T2">Linux</text:span></text:p>
      <text:p text:style-name="P12"><text:span text:style-name="T3">Bandwidth: </text:span><text:span text:style-name="T1">&lt;&lt;100Mbps&gt;&gt;</text:span></text:p>
      <text:p text:style-name="P13"/>
      <text:p text:style-name="P14"><text:soft-page-break/>Documents 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S.NO</text:p>
          </table:table-cell>
          <table:table-cell table:style-name="Table2.A1" office:value-type="string">
            <text:p text:style-name="P7">Link to Document</text:p>
          </table:table-cell>
          <table:table-cell table:style-name="Table2.A1" office:value-type="string">
            <text:p text:style-name="P7">Role</text:p>
          </table:table-cell>
        </table:table-row>
        <table:table-row table:style-name="Table2.1">
          <table:table-cell table:style-name="Table2.A1" office:value-type="string">
            <text:p text:style-name="P5">1.</text:p>
          </table:table-cell>
          <table:table-cell table:style-name="Table2.A1" office:value-type="string">
            <text:p text:style-name="P5">Procedure</text:p>
          </table:table-cell>
          <table:table-cell table:style-name="Table2.A1" office:value-type="string">
            <text:p text:style-name="P5">This document captures the instructions to run the simulations</text:p>
          </table:table-cell>
        </table:table-row>
        <table:table-row table:style-name="Table2.3">
          <table:table-cell table:style-name="Table2.A1" office:value-type="string">
            <text:p text:style-name="P5">2.</text:p>
          </table:table-cell>
          <table:table-cell table:style-name="Table2.A1" office:value-type="string">
            <text:p text:style-name="P5">Test Cases</text:p>
          </table:table-cell>
          <table:table-cell table:style-name="Table2.A1" office:value-type="string">
            <text:p text:style-name="P5">This document captures the functional test cases of the experiment simulation</text:p>
          </table:table-cell>
        </table:table-row>
        <table:table-row table:style-name="Table2.1">
          <table:table-cell table:style-name="Table2.A1" office:value-type="string">
            <text:p text:style-name="P5">3.</text:p>
          </table:table-cell>
          <table:table-cell table:style-name="Table2.A1" office:value-type="string">
            <text:p text:style-name="P5">Code Documentation</text:p>
          </table:table-cell>
          <table:table-cell table:style-name="Table2.A1" office:value-type="string">
            <text:p text:style-name="P5">This document captures the <text:s/>details related to code</text:p>
          </table:table-cell>
        </table:table-row>
      </table:table>
      <text:p text:style-name="P4"/>
      <text:p text:style-name="P4">Process Followed to convert the experiment </text:p>
      <text:list xml:id="list1192166579" text:style-name="WWNum3">
        <text:list-item>
          <text:p text:style-name="P22">Understand the assigned experiment Java simulation</text:p>
        </text:list-item>
        <text:list-item>
          <text:p text:style-name="P22">Understanding the experiment concept</text:p>
        </text:list-item>
        <text:list-item>
          <text:p text:style-name="P22">Re-implement the same in javascript</text:p>
        </text:list-item>
      </text:list>
      <text:p text:style-name="P11">Value Added by our Project</text:p>
      <text:list xml:id="list996292774" text:style-name="WWNum4">
        <text:list-item>
          <text:p text:style-name="P24">It would be beneficial for engineering students <text:span text:style-name="T6">to learn the assembly language in a more visual way</text:span></text:p>
        </text:list-item>
      </text:list>
      <text:p text:style-name="P8"/>
      <text:p text:style-name="P8">Risks and Challenges</text:p>
      <text:p text:style-name="P9">*<text:span text:style-name="T6">Integration of libraries to be used to work like interpretor</text:span></text:p>
      <text:p text:style-name="P9"/>
      <text:p text:style-name="P8">Issues : </text:p>
      <text:p text:style-name="P20">*<text:span text:style-name="T8">Run functions not working properly</text:span></text:p>
      <text:p text:style-name="P9">*<text:span text:style-name="T6">All the instructions are not implemented due to the vast scope of possibilities</text:span></text:p>
      <text:p text:style-name="P9">*<text:span text:style-name="T6">Stack funtionality in MIPS program is not implemented for the same reason above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Calibri" fo:font-family="Calibri" style:font-family-generic="roman" style:font-pitch="variable" fo:font-size="14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29cm" fo:margin-right="0.79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1T12:03:05.469559472</dc:date>
    <meta:editing-duration>PT11M53S</meta:editing-duration>
    <meta:editing-cycles>3</meta:editing-cycles>
    <meta:document-statistic meta:table-count="2" meta:image-count="0" meta:object-count="0" meta:page-count="3" meta:paragraph-count="64" meta:word-count="481" meta:character-count="3303" meta:non-whitespace-character-count="2879"/>
  </office:meta>
</office:document-meta>
</file>